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bottom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heads_20_1" draw:marker-start-width="0.3cm" draw:marker-end="Arrowheads_20_1" draw:marker-end-width="0.3cm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9cm" svg:height="8cm" svg:x="1.5cm" svg:y="1.5cm">
            <text:p text:style-name="P1">Node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5.5cm" svg:height="5cm" svg:x="4.1cm" svg:y="2.5cm">
              <text:p text:style-name="P1">Worker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1cm" svg:x="4.6cm" svg:y="3.5cm">
              <text:p text:style-name="P1">Mailbox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1cm" svg:x="7.1cm" svg:y="3.5cm">
              <text:p text:style-name="P1">Primitives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5cm" svg:height="2cm" svg:x="4.6cm" svg:y="5cm">
              <text:p text:style-name="P1">Programmer</text:p>
              <text:p text:style-name="P1">specific</text:p>
              <text:p text:style-name="P1">cod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5.5cm" svg:height="5cm" svg:x="3.3cm" svg:y="3.2cm">
              <text:p text:style-name="P1">Worker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1cm" svg:x="3.8cm" svg:y="4.2cm">
              <text:p text:style-name="P1">Mailbox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1cm" svg:x="6.3cm" svg:y="4.2cm">
              <text:p text:style-name="P1">Primitives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5cm" svg:height="2cm" svg:x="3.8cm" svg:y="5.7cm">
              <text:p text:style-name="P1">Programmer</text:p>
              <text:p text:style-name="P1">specific</text:p>
              <text:p text:style-name="P1">cod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5.5cm" svg:height="5cm" svg:x="2.5cm" svg:y="3.9cm">
              <text:p text:style-name="P1">Worker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1cm" svg:x="3cm" svg:y="4.9cm">
              <text:p text:style-name="P1">Mailbox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cm" svg:height="1cm" svg:x="5.5cm" svg:y="4.9cm">
              <text:p text:style-name="P1">Primitives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5cm" svg:height="2cm" svg:x="3cm" svg:y="6.4cm">
              <text:p text:style-name="P1">Programmer</text:p>
              <text:p text:style-name="P1">specific</text:p>
              <text:p text:style-name="P1">code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" draw:id="id2" draw:layer="layout" svg:width="1.5cm" svg:height="1cm" svg:x="2.968cm" svg:y="12.5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5" draw:layer="layout" svg:width="1.5cm" svg:height="1cm" svg:x="8.968cm" svg:y="12.5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3" draw:layer="layout" svg:width="1.5cm" svg:height="1cm" svg:x="4.968cm" svg:y="12.5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4" draw:layer="layout" svg:width="1.5cm" svg:height="1cm" svg:x="6.968cm" svg:y="12.5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" draw:layer="layout" svg:width="2.5cm" svg:height="1cm" svg:x="5.468cm" svg:y="10cm">
          <text:p text:style-name="P1">Main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6" draw:layer="layout" svg:width="4cm" svg:height="1cm" svg:x="8.468cm" svg:y="10cm">
          <text:p text:style-name="P1">Registration ser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cm" svg:height="1.5cm" svg:x="2.5cm" svg:y="16.5cm">
          <text:p text:style-name="P1">Messaging lay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cm" svg:x="5.5cm" svg:y="14.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cm" svg:x="9cm" svg:y="14.5cm">
          <text:p text:style-name="P1">Keyboard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cm" svg:x="12cm" svg:y="14.5cm">
          <text:p text:style-name="P1">Hard disk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cm" svg:x="15cm" svg:y="14.5cm">
          <text:p text:style-name="P1">Network</text:p>
          <text:p text:style-name="P1">driver</text:p>
          <draw:enhanced-geometry svg:viewBox="0 0 21600 21600" draw:type="rectangle" draw:enhanced-path="M 0 0 L 21600 0 21600 21600 0 21600 0 0 Z N"/>
        </draw:custom-shape>
        <draw:polyline draw:style-name="gr7" draw:text-style-name="P2" draw:layer="layout" svg:width="3.699cm" svg:height="0.999cm" svg:x="6.8cm" svg:y="16cm" svg:viewBox="0 0 3700 1000" draw:points="0,0 0,1000 3700,1000 3700,0">
          <text:p text:style-name="P3"/>
        </draw:polyline>
        <draw:polyline draw:style-name="gr7" draw:text-style-name="P2" draw:layer="layout" svg:width="2.999cm" svg:height="0.999cm" svg:x="10.5cm" svg:y="16cm" svg:viewBox="0 0 3000 1000" draw:points="0,0 0,1000 3000,1000 3000,0">
          <text:p text:style-name="P3"/>
        </draw:polyline>
        <draw:polyline draw:style-name="gr7" draw:text-style-name="P2" draw:layer="layout" svg:width="2.999cm" svg:height="0.999cm" svg:x="13.5cm" svg:y="16cm" svg:viewBox="0 0 3000 1000" draw:points="0,0 0,1000 3000,1000 3000,0">
          <text:p text:style-name="P3"/>
        </draw:polyline>
        <draw:connector draw:style-name="gr8" draw:text-style-name="P2" draw:layer="layout" svg:x1="6.718cm" svg:y1="11cm" svg:x2="3.718cm" svg:y2="12.5cm" draw:start-shape="id1" draw:start-glue-point="2" draw:end-shape="id2">
          <text:p text:style-name="P3"/>
        </draw:connector>
        <draw:connector draw:style-name="gr8" draw:text-style-name="P2" draw:layer="layout" svg:x1="6.718cm" svg:y1="11cm" svg:x2="5.718cm" svg:y2="12.5cm" draw:start-shape="id1" draw:start-glue-point="2" draw:end-shape="id3" draw:end-glue-point="0">
          <text:p text:style-name="P3"/>
        </draw:connector>
        <draw:connector draw:style-name="gr8" draw:text-style-name="P2" draw:layer="layout" svg:x1="6.718cm" svg:y1="11cm" svg:x2="7.718cm" svg:y2="12.5cm" draw:start-shape="id1" draw:start-glue-point="2" draw:end-shape="id4">
          <text:p text:style-name="P3"/>
        </draw:connector>
        <draw:connector draw:style-name="gr8" draw:text-style-name="P2" draw:layer="layout" svg:x1="6.718cm" svg:y1="11cm" svg:x2="9.718cm" svg:y2="12.5cm" draw:start-shape="id1" draw:start-glue-point="2" draw:end-shape="id5" draw:end-glue-point="0">
          <text:p text:style-name="P3"/>
        </draw:connector>
        <draw:connector draw:style-name="gr8" draw:text-style-name="P2" draw:id="id7" draw:layer="layout" svg:x1="10.468cm" svg:y1="11cm" svg:x2="9.718cm" svg:y2="12.5cm" draw:start-shape="id6" draw:start-glue-point="2" draw:end-shape="id5" draw:end-glue-point="0">
          <text:p text:style-name="P3"/>
        </draw:connector>
        <draw:connector draw:style-name="gr8" draw:text-style-name="P2" draw:layer="layout" svg:x1="10.093cm" svg:y1="11.75cm" svg:x2="11.468cm" svg:y2="11.746cm" draw:start-shape="id7" draw:start-glue-point="0" draw:end-shape="id8">
          <text:p text:style-name="P3"/>
        </draw:connector>
        <draw:frame draw:style-name="gr9" draw:id="id9" draw:layer="layout" svg:width="1cm" svg:height="1cm" svg:x="1.5cm" svg:y="11.247cm">
          <draw:text-box>
            <text:p text:style-name="P3">...</text:p>
          </draw:text-box>
        </draw:frame>
        <draw:frame draw:style-name="gr9" draw:id="id8" draw:layer="layout" svg:width="1cm" svg:height="1cm" svg:x="11.468cm" svg:y="11.246cm">
          <draw:text-box>
            <text:p text:style-name="P3">...</text:p>
          </draw:text-box>
        </draw:frame>
        <draw:connector draw:style-name="gr8" draw:text-style-name="P2" draw:layer="layout" svg:x1="6.718cm" svg:y1="11cm" svg:x2="2.5cm" svg:y2="11.747cm" draw:start-shape="id1" draw:start-glue-point="2" draw:end-shape="id9" draw:end-glue-point="1">
          <text:p text:style-name="P3"/>
        </draw:connector>
        <draw:custom-shape draw:style-name="gr10" draw:text-style-name="P1" draw:layer="layout" svg:width="6cm" svg:height="1cm" svg:x="4cm" svg:y="20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1cm" svg:x="5cm" svg:y="22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cm" svg:height="1cm" svg:x="4cm" svg:y="24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cm" svg:height="1cm" svg:x="4cm" svg:y="26cm">
          <text:p text:style-name="P1">Remoting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5cm" svg:y1="21cm" svg:x2="4.5cm" svg:y2="24cm">
          <text:p text:style-name="P3"/>
        </draw:line>
        <draw:line draw:style-name="gr11" draw:text-style-name="P2" draw:layer="layout" svg:x1="7cm" svg:y1="21cm" svg:x2="7cm" svg:y2="22cm">
          <text:p text:style-name="P3"/>
        </draw:line>
        <draw:line draw:style-name="gr11" draw:text-style-name="P2" draw:layer="layout" svg:x1="7cm" svg:y1="23cm" svg:x2="7cm" svg:y2="24cm">
          <text:p text:style-name="P3"/>
        </draw:line>
        <draw:line draw:style-name="gr11" draw:text-style-name="P2" draw:layer="layout" svg:x1="7cm" svg:y1="25cm" svg:x2="7cm" svg:y2="26cm">
          <text:p text:style-name="P3"/>
        </draw:line>
        <draw:custom-shape draw:style-name="gr5" draw:text-style-name="P2" draw:layer="layout" svg:width="2.5cm" svg:height="2cm" svg:x="2.5cm" svg:y="14.5cm">
          <text:p text:style-name="P1">Application</text:p>
          <draw:enhanced-geometry svg:viewBox="0 0 21600 21600" draw:type="rectangle" draw:enhanced-path="M 0 0 L 21600 0 21600 21600 0 21600 0 0 Z N"/>
        </draw:custom-shape>
        <draw:polyline draw:style-name="gr7" draw:text-style-name="P2" draw:layer="layout" svg:width="3.214cm" svg:height="0.999cm" svg:x="3.585cm" svg:y="16cm" svg:viewBox="0 0 3215 1000" draw:points="0,0 0,1000 3215,1000 3200,0">
          <text:p text:style-name="P3"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opacity="100%" draw:fill-image-width="0cm" draw:fill-image-height="0cm" draw:textarea-horizontal-align="left" draw:auto-grow-height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Frank Thomsen</meta:initial-creator>
    <meta:creation-date>2008-03-02T15:10:38</meta:creation-date>
    <dc:creator>Frank Thomsen</dc:creator>
    <dc:date>2008-03-12T10:08:46</dc:date>
    <meta:editing-cycles>9</meta:editing-cycles>
    <meta:editing-duration>PT1H41M26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